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2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CO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15.28" calcext:value-type="float">
            <text:p>315,28</text:p>
          </table:table-cell>
          <table:table-cell table:number-columns-repeated="1022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16.02" calcext:value-type="float">
            <text:p>316,02</text:p>
          </table:table-cell>
          <table:table-cell table:number-columns-repeated="102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16.95" calcext:value-type="float">
            <text:p>316,95</text:p>
          </table:table-cell>
          <table:table-cell table:number-columns-repeated="102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17.71" calcext:value-type="float">
            <text:p>317,71</text:p>
          </table:table-cell>
          <table:table-cell table:number-columns-repeated="102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18.5" calcext:value-type="float">
            <text:p>318,50</text:p>
          </table:table-cell>
          <table:table-cell table:number-columns-repeated="102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19.02" calcext:value-type="float">
            <text:p>319,02</text:p>
          </table:table-cell>
          <table:table-cell table:number-columns-repeated="102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19.15" calcext:value-type="float">
            <text:p>319,15</text:p>
          </table:table-cell>
          <table:table-cell table:number-columns-repeated="102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20.09" calcext:value-type="float">
            <text:p>320,09</text:p>
          </table:table-cell>
          <table:table-cell table:number-columns-repeated="102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21.44" calcext:value-type="float">
            <text:p>321,44</text:p>
          </table:table-cell>
          <table:table-cell table:number-columns-repeated="102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22.17" calcext:value-type="float">
            <text:p>322,17</text:p>
          </table:table-cell>
          <table:table-cell table:number-columns-repeated="102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23.09" calcext:value-type="float">
            <text:p>323,09</text:p>
          </table:table-cell>
          <table:table-cell table:number-columns-repeated="102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24.68" calcext:value-type="float">
            <text:p>324,68</text:p>
          </table:table-cell>
          <table:table-cell table:number-columns-repeated="102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5.74" calcext:value-type="float">
            <text:p>325,74</text:p>
          </table:table-cell>
          <table:table-cell table:number-columns-repeated="102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26.33" calcext:value-type="float">
            <text:p>326,33</text:p>
          </table:table-cell>
          <table:table-cell table:number-columns-repeated="102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27.52" calcext:value-type="float">
            <text:p>327,52</text:p>
          </table:table-cell>
          <table:table-cell table:number-columns-repeated="102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29.78" calcext:value-type="float">
            <text:p>329,78</text:p>
          </table:table-cell>
          <table:table-cell table:number-columns-repeated="102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30.24" calcext:value-type="float">
            <text:p>330,24</text:p>
          </table:table-cell>
          <table:table-cell table:number-columns-repeated="102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1.18" calcext:value-type="float">
            <text:p>331,18</text:p>
          </table:table-cell>
          <table:table-cell table:number-columns-repeated="102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32.09" calcext:value-type="float">
            <text:p>332,09</text:p>
          </table:table-cell>
          <table:table-cell table:number-columns-repeated="102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33.88" calcext:value-type="float">
            <text:p>333,88</text:p>
          </table:table-cell>
          <table:table-cell table:number-columns-repeated="102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35.43" calcext:value-type="float">
            <text:p>335,43</text:p>
          </table:table-cell>
          <table:table-cell table:number-columns-repeated="102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36.83" calcext:value-type="float">
            <text:p>336,83</text:p>
          </table:table-cell>
          <table:table-cell table:number-columns-repeated="102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38.78" calcext:value-type="float">
            <text:p>338,78</text:p>
          </table:table-cell>
          <table:table-cell table:number-columns-repeated="102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0.17" calcext:value-type="float">
            <text:p>340,17</text:p>
          </table:table-cell>
          <table:table-cell table:number-columns-repeated="102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0.99" calcext:value-type="float">
            <text:p>340,99</text:p>
          </table:table-cell>
          <table:table-cell table:number-columns-repeated="102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2.97" calcext:value-type="float">
            <text:p>342,97</text:p>
          </table:table-cell>
          <table:table-cell table:number-columns-repeated="102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4.23" calcext:value-type="float">
            <text:p>344,23</text:p>
          </table:table-cell>
          <table:table-cell table:number-columns-repeated="102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5.94" calcext:value-type="float">
            <text:p>345,94</text:p>
          </table:table-cell>
          <table:table-cell table:number-columns-repeated="102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7.26" calcext:value-type="float">
            <text:p>347,26</text:p>
          </table:table-cell>
          <table:table-cell table:number-columns-repeated="102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9.06" calcext:value-type="float">
            <text:p>349,06</text:p>
          </table:table-cell>
          <table:table-cell table:number-columns-repeated="102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51.56" calcext:value-type="float">
            <text:p>351,56</text:p>
          </table:table-cell>
          <table:table-cell table:number-columns-repeated="102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52.91" calcext:value-type="float">
            <text:p>352,91</text:p>
          </table:table-cell>
          <table:table-cell table:number-columns-repeated="102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54.21" calcext:value-type="float">
            <text:p>354,21</text:p>
          </table:table-cell>
          <table:table-cell table:number-columns-repeated="102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55.54" calcext:value-type="float">
            <text:p>355,54</text:p>
          </table:table-cell>
          <table:table-cell table:number-columns-repeated="102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56.29" calcext:value-type="float">
            <text:p>356,29</text:p>
          </table:table-cell>
          <table:table-cell table:number-columns-repeated="102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6.97" calcext:value-type="float">
            <text:p>356,97</text:p>
          </table:table-cell>
          <table:table-cell table:number-columns-repeated="102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58.69" calcext:value-type="float">
            <text:p>358,69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0.71" calcext:value-type="float">
            <text:p>360,71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62.41" calcext:value-type="float">
            <text:p>362,41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63.53" calcext:value-type="float">
            <text:p>363,53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6.64" calcext:value-type="float">
            <text:p>366,64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8.16" calcext:value-type="float">
            <text:p>368,16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9.45" calcext:value-type="float">
            <text:p>369,45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1.12" calcext:value-type="float">
            <text:p>371,12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3.24" calcext:value-type="float">
            <text:p>373,24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5.88" calcext:value-type="float">
            <text:p>375,88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7.6" calcext:value-type="float">
            <text:p>377,60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9.87" calcext:value-type="float">
            <text:p>379,87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1.89" calcext:value-type="float">
            <text:p>381,89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3.79" calcext:value-type="float">
            <text:p>383,79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2" style:display-name="PageStyle_CO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4-26T19:41:48</dc:date>
    <meta:editing-cycles>3</meta:editing-cycles>
    <meta:editing-duration>PT4M</meta:editing-duration>
    <meta:generator>LibreOffice/6.0.7.3$Linux_X86_64 LibreOffice_project/00m0$Build-3</meta:generator>
    <meta:document-statistic meta:table-count="1" meta:cell-count="100" meta:object-count="0"/>
  </office:meta>
</office:document-meta>
</file>